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Consolas" svg:font-family="Consolas, Menlo, Monaco, 'Lucida Console', 'Liberation Mono', 'DejaVu Sans Mono', 'Bitstream Vera Sans Mono', 'Courier New', monospace, sans-serif"/>
    <style:font-face style:name="OpenSymbol" svg:font-family="OpenSymbol"/>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fo:font-variant="normal" fo:text-transform="none" fo:color="#242729" style:font-name="Arial1" fo:font-size="14.25pt" fo:letter-spacing="normal" fo:font-style="normal" fo:font-weight="normal"/>
    </style:style>
    <style:style style:name="P2" style:family="paragraph" style:parent-style-name="Heading_20_2">
      <style:paragraph-properties fo:margin-left="0in" fo:margin-right="0in" fo:margin-top="0in" fo:margin-bottom="0in" fo:line-height="130%" fo:text-align="start" style:justify-single-word="false" fo:orphans="2" fo:widows="2" fo:text-indent="0in" style:auto-text-indent="false" fo:padding="0in" fo:border="none"/>
      <style:text-properties fo:font-variant="normal" fo:text-transform="none" fo:color="#242729" style:font-name="Arial1" fo:font-size="14.25pt" fo:letter-spacing="normal" fo:font-style="normal" fo:font-weight="normal"/>
    </style:style>
    <style:style style:name="P3" style:family="paragraph" style:parent-style-name="Preformatted_20_Text">
      <style:paragraph-properties fo:margin-left="0in" fo:margin-right="0in" fo:margin-top="0in" fo:margin-bottom="0in" fo:text-align="start" style:justify-single-word="false" fo:orphans="2" fo:widows="2" fo:text-indent="0in" style:auto-text-indent="false" fo:background-color="#eff0f1" fo:padding="0in" fo:border="none">
        <style:background-image/>
      </style:paragraph-properties>
    </style:style>
    <style:style style:name="P4" style:family="paragraph" style:parent-style-name="Preformatted_20_Text" style:list-style-name="L1">
      <style:paragraph-properties fo:margin-left="0in" fo:margin-right="0in" fo:margin-top="0in" fo:margin-bottom="0in" fo:text-align="start" style:justify-single-word="false" fo:orphans="2" fo:widows="2" fo:text-indent="0in" style:auto-text-indent="false" fo:background-color="#eff0f1" fo:padding="0in" fo:border="none">
        <style:background-image/>
      </style:paragraph-properties>
    </style:style>
    <style:style style:name="P5" style:family="paragraph" style:parent-style-name="Heading_20_1">
      <style:text-properties fo:font-variant="normal" fo:text-transform="none" fo:color="#242729" style:font-name="Arial1" fo:font-size="15.75pt" fo:letter-spacing="normal" fo:font-style="normal" fo:font-weight="bold"/>
    </style:style>
    <style:style style:name="P6" style:family="paragraph" style:parent-style-name="Heading_20_1">
      <style:paragraph-properties fo:margin-left="0in" fo:margin-right="0in" fo:margin-top="0in" fo:margin-bottom="0in" fo:line-height="130%" fo:text-align="start" style:justify-single-word="false" fo:orphans="2" fo:widows="2" fo:text-indent="0in" style:auto-text-indent="false" fo:padding="0in" fo:border="none"/>
      <style:text-properties fo:font-variant="normal" fo:text-transform="none" fo:color="#242729" style:font-name="Arial1" fo:font-size="15.75pt" fo:letter-spacing="normal" fo:font-style="normal" fo:font-weight="bold"/>
    </style:style>
    <style:style style:name="P7"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242729" style:font-name="Arial1" fo:font-size="11.25pt" fo:letter-spacing="normal" fo:font-style="normal" fo:font-weight="normal"/>
    </style:style>
    <style:style style:name="P8"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P9" style:family="paragraph" style:parent-style-name="Text_20_body" style:list-style-name="L1">
      <style:paragraph-properties fo:margin-left="0in" fo:margin-right="0in" fo:margin-top="0in" fo:margin-bottom="0in" fo:text-align="start" style:justify-single-word="false" fo:orphans="2" fo:widows="2" fo:text-indent="0in" style:auto-text-indent="false" fo:padding="0in" fo:border="none"/>
    </style:style>
    <style:style style:name="T1" style:family="text">
      <style:text-properties fo:font-variant="normal" fo:text-transform="none" fo:color="#303336" fo:letter-spacing="normal" fo:background-color="#eff0f1"/>
    </style:style>
    <style:style style:name="T2" style:family="text">
      <style:text-properties fo:font-variant="normal" fo:text-transform="none" fo:color="#303336" style:font-name="inherit" fo:font-size="9.75pt" fo:letter-spacing="normal" fo:font-style="normal" fo:font-weight="normal" fo:background-color="#eff0f1"/>
    </style:style>
    <style:style style:name="T3" style:family="text">
      <style:text-properties fo:font-variant="normal" fo:text-transform="none" fo:color="#303336" style:font-name="Consolas" fo:font-size="9.75pt" fo:letter-spacing="normal" fo:font-style="normal" fo:font-weight="normal" fo:background-color="#eff0f1"/>
    </style:style>
    <style:style style:name="T4" style:family="text">
      <style:text-properties fo:font-variant="normal" fo:text-transform="none" fo:color="#2b91af" style:font-name="inherit" fo:font-size="9.75pt" fo:letter-spacing="normal" fo:font-style="normal" fo:font-weight="normal" fo:background-color="#eff0f1"/>
    </style:style>
    <style:style style:name="T5" style:family="text">
      <style:text-properties fo:font-variant="normal" fo:text-transform="none" fo:color="#242729" style:font-name="Arial1" fo:font-size="11.25pt" fo:letter-spacing="normal" fo:font-style="normal" fo:font-weight="normal"/>
    </style:style>
    <style:style style:name="T6" style:family="text">
      <style:text-properties fo:font-variant="normal" fo:text-transform="none" fo:color="#242729" style:font-name="Consolas" fo:font-size="9.75pt" fo:letter-spacing="normal" fo:font-style="normal" fo:font-weight="normal" fo:background-color="#eff0f1"/>
    </style:style>
    <style:style style:name="T7" style:family="text">
      <style:text-properties fo:font-variant="normal" fo:text-transform="none" fo:color="#242729" style:font-name="inherit" fo:font-size="11.25pt" fo:letter-spacing="normal" fo:font-style="normal" fo:font-weight="bold"/>
    </style:style>
    <style:style style:name="T8" style:family="text">
      <style:text-properties fo:font-variant="normal" fo:text-transform="none" fo:color="#242729" style:font-name="inherit" fo:font-size="11.25pt" fo:letter-spacing="normal" fo:font-style="normal" fo:font-weight="normal"/>
    </style:style>
    <style:style style:name="T9" style:family="text">
      <style:text-properties fo:font-variant="normal" fo:text-transform="none" fo:color="#242729" style:font-name="inherit" fo:font-size="11.25pt" fo:letter-spacing="normal" fo:font-style="italic" fo:font-weight="normal"/>
    </style:style>
    <style:style style:name="T10" style:family="text">
      <style:text-properties fo:font-variant="normal" fo:text-transform="none" fo:color="#101094" style:font-name="inherit" fo:font-size="9.75pt" fo:letter-spacing="normal" fo:font-style="normal" fo:font-weight="normal" fo:background-color="#eff0f1"/>
    </style:style>
    <style:style style:name="T11" style:family="text">
      <style:text-properties fo:font-variant="normal" fo:text-transform="none" fo:color="#7d2727" style:font-name="inherit" fo:font-size="9.75pt" fo:letter-spacing="normal" fo:font-style="normal" fo:font-weight="normal" fo:background-color="#eff0f1"/>
    </style:style>
    <style:style style:name="T12" style:family="text">
      <style:text-properties fo:font-variant="normal" fo:text-transform="none" fo:color="#005999" style:font-name="inherit" fo:font-size="11.25pt" fo:letter-spacing="normal" fo:font-style="normal" style:text-underline-style="solid" style:text-underline-width="auto" style:text-underline-color="font-color" fo:font-weight="normal"/>
    </style:style>
    <text:list-style style:name="L1">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Motivation</text:h>
      <text:p text:style-name="P7">Assume that we have a class loading hierarchy that looks like this:</text:p>
      <text:p text:style-name="P3"><text:span text:style-name="Source_20_Text"><text:span text:style-name="T1"><text:s/></text:span></text:span><text:span text:style-name="Source_20_Text"><text:span text:style-name="T4">Bootstrap</text:span></text:span></text:p>
      <text:p text:style-name="P3"><text:span text:style-name="Source_20_Text"><text:span text:style-name="T1"><text:s text:c="5"/></text:span></text:span><text:span text:style-name="Source_20_Text"><text:span text:style-name="T2">|</text:span></text:span></text:p>
      <text:p text:style-name="P3"><text:span text:style-name="Source_20_Text"><text:span text:style-name="T1"><text:s text:c="2"/></text:span></text:span><text:span text:style-name="Source_20_Text"><text:span text:style-name="T4">System</text:span></text:span></text:p>
      <text:p text:style-name="P3"><text:span text:style-name="Source_20_Text"><text:span text:style-name="T1"><text:s text:c="5"/></text:span></text:span><text:span text:style-name="Source_20_Text"><text:span text:style-name="T2">|</text:span></text:span></text:p>
      <text:p text:style-name="P3"><text:span text:style-name="Source_20_Text"><text:span text:style-name="T1"><text:s text:c="2"/></text:span></text:span><text:span text:style-name="Source_20_Text"><text:span text:style-name="T4">Custom</text:span></text:span></text:p>
      <text:p text:style-name="P8"><text:span text:style-name="T5">Let's say that </text:span><text:span text:style-name="Source_20_Text"><text:span text:style-name="T6">Custom</text:span></text:span><text:span text:style-name="T5"> Classloader is used for loading a class </text:span><text:span text:style-name="Source_20_Text"><text:span text:style-name="T6">com.example.SomeClass</text:span></text:span><text:span text:style-name="T5">. It checks if the </text:span><text:span text:style-name="Source_20_Text"><text:span text:style-name="T6">System</text:span></text:span><text:span text:style-name="T5"> classloader can load it which again checks whether </text:span><text:span text:style-name="Source_20_Text"><text:span text:style-name="T6">Bootstrap</text:span></text:span><text:span text:style-name="T5"> classloader can load it. Since both can't, </text:span><text:span text:style-name="Source_20_Text"><text:span text:style-name="T6">com.example.SomeClass</text:span></text:span><text:span text:style-name="T5"> is loaded by </text:span><text:span text:style-name="Source_20_Text"><text:span text:style-name="T6">Custom</text:span></text:span><text:span text:style-name="T5"> classloader.</text:span></text:p>
      <text:p text:style-name="P8"><text:span text:style-name="T5">Any class that </text:span><text:span text:style-name="Source_20_Text"><text:span text:style-name="T6">com.example.SomeClass</text:span></text:span><text:span text:style-name="T5"> depends on goes throught the same. I believe I understand that process.</text:span></text:p>
      <text:h text:style-name="P2" text:outline-level="2">Question</text:h>
      <text:p text:style-name="P8"><text:span text:style-name="T5">I don't understand why </text:span><text:span text:style-name="Source_20_Text"><text:span text:style-name="T6">Custom</text:span></text:span><text:span text:style-name="T5"> would try to load </text:span><text:span text:style-name="Source_20_Text"><text:span text:style-name="T6">com.example.SomeClass</text:span></text:span><text:span text:style-name="T5"> in the first place. How is the current classloader chosen in an Java application?</text:span></text:p>
      <text:p text:style-name="Standard"/>
      <text:h text:style-name="P5" text:outline-level="1">Small intro</text:h>
      <text:p text:style-name="P8"><text:span text:style-name="T5">As you already know, by default Java uses the bootstrap classloader and the system classloader. The first is responsible for loading bootstrap classes (its classpath contains artifacts such as rt.jar) and the second is responsible for holding your application's classpath. Usually the classpath either defined in your environment variable or given at JVM start using the </text:span><text:span text:style-name="Source_20_Text"><text:span text:style-name="T6">-cp</text:span></text:span><text:span text:style-name="T5"> argument.</text:span></text:p>
      <text:h text:style-name="P6" text:outline-level="1">The answer</text:h>
      <text:p text:style-name="P8"><text:span text:style-name="T5">The class </text:span><text:span text:style-name="Source_20_Text"><text:span text:style-name="T6">com.example.SomeClass</text:span></text:span><text:span text:style-name="T5"> will be loaded by your custom classloader </text:span><text:span text:style-name="Source_20_Text"><text:span text:style-name="T6">Custom</text:span></text:span><text:span text:style-name="T5"> only if one of two things happen: either you define your custom classloader at startup to be used as system classloader or during running time you explicitly load the class through it.</text:span></text:p>
      <text:p text:style-name="P7">A bit more about each option:</text:p>
      <text:list xml:id="list3395868129349691727" text:style-name="L1">
        <text:list-item>
          <text:p text:style-name="P9"><text:span text:style-name="Strong_20_Emphasis"><text:span text:style-name="T7">At application start-up</text:span></text:span><text:span text:style-name="T8">: you can define when starting a JVM instance that instead of using Java's default system class loader you want to use your own. To do so, simply call java with the following environment variable defined:</text:span></text:p>
          <text:p text:style-name="P4"><text:span text:style-name="Source_20_Text"><text:span text:style-name="T2">-</text:span></text:span><text:span text:style-name="Source_20_Text"><text:span text:style-name="T4">Djava</text:span></text:span><text:span text:style-name="Source_20_Text"><text:span text:style-name="T2">.system.</text:span></text:span><text:span text:style-name="Source_20_Text"><text:span text:style-name="T10">class</text:span></text:span><text:span text:style-name="Source_20_Text"><text:span text:style-name="T2">.loader=my.tests.classloaders.</text:span></text:span><text:span text:style-name="Source_20_Text"><text:span text:style-name="T4">Custom</text:span></text:span></text:p>
          <text:p text:style-name="P9"><text:span text:style-name="T8">In this case what happens is that </text:span><text:span text:style-name="Strong_20_Emphasis"><text:span text:style-name="T7">all</text:span></text:span><text:span text:style-name="T8"> classes from your application in that JVM instance will actually be loaded by </text:span><text:span text:style-name="Source_20_Text"><text:span text:style-name="T6">Custom</text:span></text:span><text:span text:style-name="T8"> class loader.</text:span></text:p>
        </text:list-item>
        <text:list-item>
          <text:p text:style-name="P9"><text:span text:style-name="Strong_20_Emphasis"><text:span text:style-name="T7">During runtime</text:span></text:span><text:span text:style-name="T8">: you can at runtime load a class with your custom class loader. This is achieved creating an instance of your custom class loader and loading your class from it</text:span></text:p>
          <text:p text:style-name="P4"><text:span text:style-name="Source_20_Text"><text:span text:style-name="T1"><text:s text:c="5"/></text:span></text:span><text:span text:style-name="Source_20_Text"><text:span text:style-name="T4">ClassLoader</text:span></text:span><text:span text:style-name="Source_20_Text"><text:span text:style-name="T3"> </text:span></text:span><text:span text:style-name="Source_20_Text"><text:span text:style-name="T2">classloader =</text:span></text:span><text:span text:style-name="Source_20_Text"><text:span text:style-name="T3"> </text:span></text:span><text:span text:style-name="Source_20_Text"><text:span text:style-name="T10">new</text:span></text:span><text:span text:style-name="Source_20_Text"><text:span text:style-name="T3"> </text:span></text:span><text:span text:style-name="Source_20_Text"><text:span text:style-name="T4">CustomClassLoader</text:span></text:span><text:span text:style-name="Source_20_Text"><text:span text:style-name="T2">();</text:span></text:span></text:p>
          <text:p text:style-name="P4"><text:span text:style-name="Source_20_Text"><text:span text:style-name="T1"><text:s text:c="5"/></text:span></text:span><text:span text:style-name="Source_20_Text"><text:span text:style-name="T4">Class</text:span></text:span><text:span text:style-name="Source_20_Text"><text:span text:style-name="T3"> </text:span></text:span><text:span text:style-name="Source_20_Text"><text:span text:style-name="T2">someClass =</text:span></text:span><text:span text:style-name="Source_20_Text"><text:span text:style-name="T3"> </text:span></text:span><text:span text:style-name="Source_20_Text"><text:span text:style-name="T2">classloader.loadClass(</text:span></text:span><text:span text:style-name="Source_20_Text"><text:span text:style-name="T11">"com.example.SomeClass"</text:span></text:span><text:span text:style-name="Source_20_Text"><text:span text:style-name="T2">);</text:span></text:span></text:p>
        </text:list-item>
      </text:list>
      <text:p text:style-name="P7">Like @Noofiz said in his answer once you have one class loaded all referenced classes that are required and not yet loaded are loaded through the associated class loader. So, if you load one class with your custom class loader all referenced classes will also be loaded through it. When loading all classes you can do whatever you want, log which classes are being loaded, delegate to parent class loader, load the classes by yourself...</text:p>
      <text:h text:style-name="P6" text:outline-level="1"><text:soft-page-break/>Some extra info</text:h>
      <text:p text:style-name="P8"><text:span text:style-name="T5">Usually the best way to implement a custom class loader is to use the delegation model as you mentioned. This is because a class is actually defined not only by the classes' bytecode but also by its class loader, which means that </text:span><text:span text:style-name="Strong_20_Emphasis"><text:span text:style-name="T7">a class loaded by two different class loaders won't be the same class</text:span></text:span><text:span text:style-name="T5">.</text:span></text:p>
      <text:p text:style-name="P8"><text:span text:style-name="T5">This means that when your custom class loader is delegating to its parent you're making sure that class is available to a </text:span><text:span text:style-name="Emphasis"><text:span text:style-name="T9">wider scope</text:span></text:span><text:span text:style-name="T5">. Most of the time this will be what you want, but not always.</text:span></text:p>
      <text:p text:style-name="P7">If for some reason you want class isolation then your custom class loader might be implemented the other way around. First it tries to load the class by itself and only if it doesn't find the class (or is a JVM system class or any other classes you might want to skip) delegates it to its parent. For example, web application containers work this way, allowing context redeploy (basically they discard the class loader and create a new one loading everything again) and full class isolation between web apps.</text:p>
      <text:p text:style-name="P7">As I already said, handling class loading is not trivial at all and either you really know what you are doing or you'll certainly find yourself in some weird voodoo troubles.</text:p>
      <text:p text:style-name="P8"><text:span text:style-name="T5">Maybe already way too off topic, but if you wanna get a bit more </text:span><text:span text:style-name="Emphasis"><text:span text:style-name="T9">hands on</text:span></text:span><text:span text:style-name="T5"> regarding class loaders and isolation you can check an old open source project called </text:span><text:a xlink:type="simple" xlink:href="http://classworlds.codehaus.org/index.html" text:style-name="Internet_20_link" text:visited-style-name="Visited_20_Internet_20_Link"><text:span text:style-name="T12">classworlds</text:span></text:a><text:span text:style-name="T5">. Even though this project is old I'm suggesting it because it's a small project, filled with knowledge about class loading mechanisms which you can easily dive into.</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Consolas" svg:font-family="Consolas, Menlo, Monaco, 'Lucida Console', 'Liberation Mono', 'DejaVu Sans Mono', 'Bitstream Vera Sans Mono', 'Courier New', monospace, sans-serif"/>
    <style:font-face style:name="OpenSymbol" svg:font-family="OpenSymbol"/>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ipin </meta:initial-creator>
    <meta:creation-date>2018-11-04T16:17:24.98</meta:creation-date>
    <meta:document-statistic meta:table-count="0" meta:image-count="0" meta:object-count="0" meta:page-count="2" meta:paragraph-count="29" meta:word-count="666" meta:character-count="4038"/>
    <dc:date>2018-11-04T16:18:44.95</dc:date>
    <dc:creator>Vipin </dc:creator>
    <meta:editing-duration>PT1M20S</meta:editing-duration>
    <meta:editing-cycles>1</meta:editing-cycles>
    <meta:generator>OpenOffice/4.1.4$Win32 OpenOffice.org_project/414m5$Build-9788</meta:generator>
  </office:meta>
</office:document-meta>
</file>